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99ccff" draw:opacity="100%" draw:textarea-vertical-align="middle"/>
    </style:style>
    <style:style style:name="gr2" style:family="graphic" style:parent-style-name="standard">
      <style:graphic-properties draw:stroke="none" svg:stroke-width="0cm" draw:marker-start-width="0.2cm" draw:marker-end-width="0.2cm" draw:fill-color="#99ccff" draw:opacity="100%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draw:fill="solid" draw:fill-color="#99ccff" draw:opacity="100%" draw:textarea-vertical-align="middle"/>
    </style:style>
    <style:style style:name="gr4" style:family="graphic" style:parent-style-name="standard">
      <style:graphic-properties draw:stroke="none" svg:stroke-opacity="70%" draw:fill-color="#cc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333333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默认">
        <draw:g>
          <draw:ellipse draw:style-name="gr1" draw:text-style-name="P1" draw:layer="layout" svg:width="7.95cm" svg:height="7.637cm" svg:x="2cm" svg:y="8.663cm">
            <text:p/>
          </draw:ellipse>
          <draw:ellipse draw:style-name="gr2" draw:text-style-name="P1" draw:layer="layout" svg:width="8.318cm" svg:height="8.243cm" svg:x="4.444cm" svg:y="4.3cm">
            <text:p/>
          </draw:ellipse>
          <draw:ellipse draw:style-name="gr1" draw:text-style-name="P1" draw:layer="layout" svg:width="6.481cm" svg:height="5.939cm" svg:x="10.806cm" svg:y="5.753cm">
            <text:p/>
          </draw:ellipse>
          <draw:ellipse draw:style-name="gr1" draw:text-style-name="P1" draw:layer="layout" svg:width="7.459cm" svg:height="6.787cm" svg:x="11.541cm" svg:y="9.513cm">
            <text:p/>
          </draw:ellipse>
          <draw:rect draw:style-name="gr3" draw:text-style-name="P1" draw:layer="layout" svg:width="9.173cm" svg:height="7.271cm" svg:x="6.157cm" svg:y="9.029cm">
            <text:p/>
          </draw:rect>
        </draw:g>
        <draw:custom-shape draw:style-name="gr4" draw:text-style-name="P1" draw:layer="layout" svg:width="6.3cm" svg:height="7.2cm" svg:x="7.3cm" svg:y="7.2cm">
          <text:p/>
          <draw:enhanced-geometry svg:viewBox="0 0 21600 21600" draw:mirror-horizontal="false" draw:mirror-vertical="false" draw:text-areas="?f0 ?f7 ?f2 21600" draw:type="up-arrow" draw:modifiers="9709.82503364738 6070.1586611606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5" draw:text-style-name="P1" draw:layer="layout" svg:width="3.2cm" svg:height="5.8cm" svg:x="13.9cm" svg:y="12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2.727cm" svg:height="3.569cm" svg:x="14.155cm" svg:y="13.23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691cm" svg:height="0.771cm" svg:x="15.209cm" svg:y="16.9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18cm" svg:height="0.162cm" svg:x="14.991cm" svg:y="12.627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01T10:37:32</meta:creation-date>
    <dc:date>2015-06-01T10:47:56.81</dc:date>
    <meta:editing-duration>PT3M13S</meta:editing-duration>
    <meta:editing-cycles>1</meta:editing-cycles>
    <meta:generator>OpenOffice/4.1.1$Win32 OpenOffice.org_project/411m6$Build-9775</meta:generator>
    <meta:document-statistic meta:object-count="12"/>
  </office:meta>
</office:document-meta>
</file>